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reatest Common Divis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tep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&lt;x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=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 is now greatest common diviso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'=77-3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&lt;x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'=33-11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y&lt;x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52" calcext:value-type="float">
            <text:p>252</text:p>
          </table:table-cell>
          <table:table-cell office:value-type="float" office:value="441" calcext:value-type="float">
            <text:p>441</text:p>
          </table:table-cell>
          <table:table-cell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'=441-252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89" calcext:value-type="float">
            <text:p>189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'=252-189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63" calcext:value-type="float">
            <text:p>63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/>
          <table:table-cell table:number-columns-repeated="2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06T09:42:44.947000000</meta:creation-date>
    <meta:generator>LibreOffice/7.3.4.2$Windows_X86_64 LibreOffice_project/728fec16bd5f605073805c3c9e7c4212a0120dc5</meta:generator>
    <dc:date>2025-03-07T11:22:26.297000000</dc:date>
    <meta:editing-duration>PT14H50M27S</meta:editing-duration>
    <meta:editing-cycles>1</meta:editing-cycles>
    <meta:document-statistic meta:table-count="1" meta:cell-count="76" meta:object-count="0"/>
  </office:meta>
</office:document-meta>
</file>